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P2" style:parent-style-name="Standard" style:family="paragraph">
      <style:paragraph-properties fo:text-align="justify" fo:line-height="150%"/>
    </style:style>
    <style:style style:name="P3" style:parent-style-name="Standard" style:family="paragraph">
      <style:paragraph-properties fo:line-height="150%"/>
    </style:style>
    <style:style style:name="P4" style:parent-style-name="Standard" style:family="paragraph">
      <style:paragraph-properties fo:text-align="justify" fo:line-height="150%"/>
    </style:style>
    <style:style style:name="P5" style:parent-style-name="Standard" style:family="paragraph">
      <style:paragraph-properties fo:text-align="justify" fo:line-height="150%"/>
    </style:style>
    <style:style style:name="P6" style:parent-style-name="Standard" style:family="paragraph">
      <style:paragraph-properties fo:text-align="justify" fo:line-height="150%"/>
    </style:style>
    <style:style style:name="P7" style:parent-style-name="Standard" style:family="paragraph">
      <style:paragraph-properties fo:text-align="justify" fo:line-height="150%"/>
    </style:style>
    <style:style style:name="P8" style:parent-style-name="Standard" style:family="paragraph">
      <style:paragraph-properties fo:text-align="justify" fo:line-height="150%"/>
    </style:style>
    <style:style style:name="P9" style:parent-style-name="Standard" style:family="paragraph">
      <style:paragraph-properties fo:text-align="justify" fo:line-height="150%"/>
    </style:style>
    <style:style style:name="P10" style:parent-style-name="Standard" style:family="paragraph">
      <style:paragraph-properties fo:text-align="justify" fo:line-height="150%"/>
    </style:style>
    <style:style style:name="T11" style:parent-style-name="Fonteparág.padrão" style:family="text">
      <style:text-properties fo:font-style="italic" style:font-style-asian="italic"/>
    </style:style>
    <style:style style:name="T12" style:parent-style-name="Fonteparág.padrão" style:family="text">
      <style:text-properties fo:font-style="italic" style:font-style-asian="italic"/>
    </style:style>
    <style:style style:name="T13" style:parent-style-name="Fonteparág.padrão" style:family="text">
      <style:text-properties fo:font-style="italic" style:font-style-asian="italic"/>
    </style:style>
    <style:style style:name="T14" style:parent-style-name="Fonteparág.padrão" style:family="text">
      <style:text-properties fo:font-style="italic" style:font-style-asian="italic"/>
    </style:style>
    <style:style style:name="P15" style:parent-style-name="Standard" style:family="paragraph">
      <style:paragraph-properties fo:text-align="justify" fo:line-height="150%"/>
    </style:style>
    <style:style style:name="P16" style:parent-style-name="Standard" style:family="paragraph">
      <style:paragraph-properties fo:text-align="justify" fo:line-height="150%"/>
    </style:style>
  </office:automatic-styles>
  <office:body>
    <office:text text:use-soft-page-breaks="true">
      <text:p text:style-name="P1">Avaliação de desempenho</text:p>
      <text:p text:style-name="Standard">Francisco Matelli Matulovic</text:p>
      <text:p text:style-name="Standard"/>
      <text:p text:style-name="Standard"/>
      <text:p text:style-name="P2">A avaliação de desempenho é o processo pelo qual as organizações avaliam o desempenho dos empregados nos cargos. Estas avaliações<text:s/>servem como controle de qualidade do desempenho do empregado e do departamento de pessoal.</text:p>
      <text:p text:style-name="P3"/>
      <text:p text:style-name="P4">As avaliações exatas mostram aos empregados onde estão deficientes. Para o departamento de pessoal,as avaliações tomam as decisões a respeito de remuneração, colocação, treinamento, desenvolvimento e orientação de carreira mais efetivas. Ao mesmo tempo, o departamento obtém retroinformação sobre.suas atividades de desenvolvimento, processo de preenchimento de vagas, projetos de cargos e desafios externos.</text:p>
      <text:p text:style-name="P5"/>
      <text:p text:style-name="P6">A avaliação deve criar um quadro exato do desempenho de cargo de um indivíduo. Para a realização desta meta, os sistemas de avaliação<text:s/>devem ser relacionados ao cargo, ser práticos, ter padrões e usar medidas confiáveis.</text:p>
      <text:p text:style-name="P7"/>
      <text:p text:style-name="P8">Usualmente<text:s/>as observações<text:s/>indiretas<text:s/>são<text:s/>menos<text:s/>exatas<text:s/>porque<text:s/>avaliam<text:s/>substitutos<text:s/>do<text:s/>desempenho<text:s/>real.<text:s/>Estes sâo<text:s/>chamados<text:s/>de<text:s/>construetos.<text:s/>Já<text:s/>que<text:s/>os<text:s/>construetos<text:s/>não<text:s/>são<text:s/>exatamente<text:s/>iguais<text:s/>ao<text:s/>desempenho real,<text:s/>eles<text:s/>podem<text:s/>levar a erros.</text:p>
      <text:p text:style-name="P9"/>
      <text:p text:style-name="P10">Uma<text:s/>outra<text:s/>dimensão<text:s/>de<text:s/>medidas<text:s/>desempenho<text:s/>é se elas são<text:s/><text:span text:style-name="T11">objetivas</text:span><text:s/>ou<text:s/><text:span text:style-name="T12">subjetivas</text:span>...<text:s/>Medidas<text:s/>de<text:s/>desempenho<text:s/><text:span text:style-name="T13">objetivas</text:span><text:s/>são<text:s/>as<text:s/>indicações<text:s/>de<text:s/>desempenho<text:s/>de<text:s/>cargo<text:s/>verificáveis<text:s/>pelos' outros.<text:s/>Por<text:s/>exemplo,<text:s/>se<text:s/>dois<text:s/>supervisores<text:s/>monitoram<text:s/>as<text:s/>chamadas<text:s/>de<text:s/>um<text:s/>telefonista,<text:s/>podem contar<text:s/>o<text:s/>número<text:s/>de<text:s/>chamadas<text:s/>que<text:s/>foram<text:s/>discadas<text:s/>erradamente.<text:s/>As<text:s/>medidas<text:s/>de<text:s/>desempenho<text:s/><text:span text:style-name="T14">subjetivas</text:span><text:s/>são<text:s/>as<text:s/>classificações<text:s/>não<text:s/>verificáveis<text:s/>pelos<text:s/>outros. Geralmente<text:s/>elas<text:s/>sio<text:s/>as<text:s/>opiniões<text:s/>pessoais<text:s/>do<text:s/>classificador.</text:p>
      <text:p text:style-name="P15"/>
      <text:p text:style-name="P16">0<text:s/>processo<text:s/>de<text:s/>avaliação<text:s/>de<text:s/>desempenho<text:s/>resulta<text:s/>em<text:s/>uma<text:s/>avaliação<text:s/>do<text:s/>desempenho<text:s/>passado<text:s/>do .<text:s/>empregado<text:s/>ou<text:s/>uma<text:s/>previsão<text:s/>de<text:s/>desempenho<text:s/>futuro<text:s/>ou<text:s/>em<text:s/>ambas.<text:s/>A<text:s/>exatidão<text:s/>depende<text:s/>principalmente<text:s/>de<text:s/>padrões,<text:s/>medidas<text:s/>e<text:s/>técnicas<text:s/>de<text:s/>avaliação<text:s/>selecionadas.<text:s/>Contudo, o<text:s/>processo<text:s/>de<text:s/>avaliação<text:s/>é<text:s/>de<text:s/>pouco<text:s/>valor<text:s/>enquanto<text:s/>os<text:s/>empregados<text:s/>não<text:s/>receberem<text:s/>retroinformação<text:s/>sobre<text:s/>seu<text:s/>desempenho. Sem<text:s/><text:soft-page-break/>retroalimentação o comportamento do empregado não pode melhorar por falta de orientaçã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Arial" style:font-name-asian="DejaVu San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="Times New Roman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1" style:display-name="Heading 1" style:family="paragraph" style:parent-style-name="Título" style:next-style-name="Textbody" style:default-outline-level="1"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Francisco Matelli</meta:initial-creator>
    <dc:creator>Francisco Matelli</dc:creator>
    <meta:creation-date>2010-04-11T12:53:00Z</meta:creation-date>
    <dc:date>2010-04-12T04:28:00Z</dc:date>
    <meta:template xlink:href="Normal.dotm" xlink:type="simple"/>
    <meta:editing-cycles>5</meta:editing-cycles>
    <meta:editing-duration>PT1920S</meta:editing-duration>
    <meta:document-statistic meta:page-count="2" meta:paragraph-count="4" meta:word-count="323" meta:character-count="2066" meta:row-count="14" meta:non-whitespace-character-count="1747"/>
  </office:meta>
</office:document-meta>
</file>